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406" calcext:value-type="float">
            <text:p>1406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56" calcext:value-type="float">
            <text:p>2756</text:p>
          </table:table-cell>
          <table:table-cell table:formula="of:=SUM([.C2:.C426])" office:value-type="float" office:value="5279" calcext:value-type="float">
            <text:p>5279</text:p>
          </table:table-cell>
          <table:table-cell table:formula="of:=SUM([.D2:.D426])" office:value-type="float" office:value="2384" calcext:value-type="float">
            <text:p>2384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528" calcext:value-type="float">
            <text:p>1528</text:p>
          </table:table-cell>
          <table:table-cell table:formula="of:=SUM([.G2:.G426])" office:value-type="float" office:value="12016" calcext:value-type="float">
            <text:p>12016</text:p>
          </table:table-cell>
          <table:table-cell table:formula="of:=SUM([.H2:.H426])" office:value-type="float" office:value="5024" calcext:value-type="float">
            <text:p>5024</text:p>
          </table:table-cell>
          <table:table-cell table:formula="of:=SUM([.I2:.I426])" office:value-type="float" office:value="2462" calcext:value-type="float">
            <text:p>2462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76228022764124" calcext:value-type="percentage">
            <text:p>8.76%</text:p>
          </table:table-cell>
          <table:table-cell table:style-name="ce1" table:formula="of:=[.C427]/[.$J427]" office:value-type="percentage" office:value="0.167837726131053" calcext:value-type="percentage">
            <text:p>16.78%</text:p>
          </table:table-cell>
          <table:table-cell table:style-name="ce1" table:formula="of:=[.D427]/[.$J427]" office:value-type="percentage" office:value="0.075795631577274" calcext:value-type="percentage">
            <text:p>7.58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85804215814072" calcext:value-type="percentage">
            <text:p>4.86%</text:p>
          </table:table-cell>
          <table:table-cell table:style-name="ce1" table:formula="of:=[.G427]/[.$J427]" office:value-type="percentage" office:value="0.382030330970019" calcext:value-type="percentage">
            <text:p>38.20%</text:p>
          </table:table-cell>
          <table:table-cell table:style-name="ce1" table:formula="of:=[.H427]/[.$J427]" office:value-type="percentage" office:value="0.159730391377611" calcext:value-type="percentage">
            <text:p>15.97%</text:p>
          </table:table-cell>
          <table:table-cell table:style-name="ce1" table:formula="of:=[.I427]/[.$J427]" office:value-type="percentage" office:value="0.0782755222077385" calcext:value-type="percentage">
            <text:p>7.83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1T01:32:48.476057094</dc:date>
    <meta:editing-duration>PT5H38M59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